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3555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e355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paragraph-rsid="000e3555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e3555" officeooo:paragraph-rsid="000e3555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paragraph-rsid="000e355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paragraph-rsid="000fda7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e3555" officeooo:paragraph-rsid="000e355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fda79" officeooo:paragraph-rsid="000fda7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da79" style:font-size-asian="12pt" style:font-size-complex="12pt"/>
    </style:style>
    <style:style style:name="T4" style:family="text">
      <style:text-properties officeooo:rsid="000fda7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iversidade Federal do Piauí - UFPI</text:span> </text:p>
      <text:p text:style-name="P1"><text:span text:style-name="T1">Sistemas de Informação</text:span></text:p>
      <text:p text:style-name="P4">Acadêmico: Weliton de Sousa Araújo</text:p>
      <text:p text:style-name="P4"/>
      <text:p text:style-name="P2">Exercício de Fixação - Análise Combinatória e Probabilidade </text:p>
      <text:p text:style-name="P2">8º Semana – Revisão</text:p>
      <text:p text:style-name="P3"/>
      <text:p text:style-name="P5">1. Quantos números de três algarismos distintos podem ser formados, usando os algarismos 1, 2, 3 ,4 e 5?</text:p>
      <text:p text:style-name="P7">5 x 4 x 3 = 60</text:p>
      <text:p text:style-name="P7"/>
      <text:p text:style-name="P5">2. Uma companhia de móveis tem dez desenhos para mesas e quatro desenhos para cadeiras. Quantos pares de desenhos de mesa e cadeira pode a companhia formar?</text:p>
      <text:p text:style-name="P7">10 x 4 = 40</text:p>
      <text:p text:style-name="P5"/>
      <text:p text:style-name="P5">3. Quantos anagramas da palavra EDITORA:</text:p>
      <text:p text:style-name="P5">a. Começam por R? </text:p>
      <text:p text:style-name="P7">6! = 720</text:p>
      <text:p text:style-name="P7"/>
      <text:p text:style-name="P5">b. Começam por A e terminam por E?</text:p>
      <text:p text:style-name="P7">5! = 120</text:p>
      <text:p text:style-name="P5"/>
      <text:p text:style-name="P5">4. Calcule de quantas maneiras podem ser dispostas 4 damas e 4 cavalheiros, numa fila, de forma que não fiquem juntos dois cavalheiros e duas damas.</text:p>
      <text:p text:style-name="P7">4! x 4! x 2 = 1152</text:p>
      <text:p text:style-name="P5"/>
      <text:p text:style-name="P5">5. Quantos números ímpares de 4 algarismos, sem repetição, podem ser formados com os dígitos 1, 2, 3, 4, 5, 6?</text:p>
      <text:p text:style-name="P7">5 x 4 x 3 x 3 = 144</text:p>
      <text:p text:style-name="P5"/>
      <text:p text:style-name="P5">6. A quantidade de números pares de 4 algarismos distintos que podemos formar com os algarismos 1, 2, 4, 5, 7, 8 e 9 é?</text:p>
      <text:p text:style-name="P7">6 x 5 x 4 x 3 = 360</text:p>
      <text:p text:style-name="P5"/>
      <text:p text:style-name="P5">7. No lançamento simultâneo de dois dados, um branco e um vermelho, determine a probabilidade dos seguintes eventos:</text:p>
      <text:p text:style-name="P5">a. os números são iguais</text:p>
      <text:p text:style-name="P7">1/36</text:p>
      <text:p text:style-name="P7"/>
      <text:p text:style-name="P5">b. a soma dos números é igual a 9</text:p>
      <text:p text:style-name="P7">4/36 = <text:span text:style-name="T4">1/9</text:span></text:p>
      <text:p text:style-name="P5"/>
      <text:p text:style-name="P5">8. Uma caixa contém 9 bilhetes numerados de 1 a 9. Se 3 desses bilhetes são tirados juntos, qual a probabilidade de ser par a soma dos números?</text:p>
      <text:p text:style-name="P8"><draw:frame draw:style-name="fr1" draw:name="Objeto1" text:anchor-type="as-char" svg:y="-0.66cm" svg:width="5.738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6">9. Retirando duas cartas ao acaso, com reposição, de um baralho de 52 cartas, qual a probabilidade de ser a primeira de outro e a segunda de espadas?</text:p>
      <text:p text:style-name="P6"><draw:frame draw:style-name="fr1" draw:name="Objeto2" text:anchor-type="as-char" svg:y="-0.619cm" svg:width="3.706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4T20:56:21.085000000</meta:creation-date>
    <dc:date>2021-01-04T21:20:09.015000000</dc:date>
    <meta:editing-duration>PT2M27S</meta:editing-duration>
    <meta:editing-cycles>1</meta:editing-cycles>
    <meta:document-statistic meta:table-count="0" meta:image-count="0" meta:object-count="2" meta:page-count="1" meta:paragraph-count="29" meta:word-count="296" meta:character-count="1477" meta:non-whitespace-character-count="1204"/>
    <meta:generator>LibreOffice/7.0.3.1$Windows_X86_64 LibreOffice_project/d7547858d014d4cf69878db179d326fc3483e082</meta:generator>
  </office:meta>
</office:document-meta>
</file>

<file path=Object 1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n>4</mn>
                <mi>x</mi>
                <mn>3</mn>
                <mi>x</mi>
                <mn>2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5</mn>
                <mi>x</mi>
                <mn>4</mn>
                <mi>x</mi>
                <mn>4</mn>
              </mrow>
            </mrow>
            <mo fence="true" stretchy="false">)</mo>
          </mrow>
        </mrow>
        <mrow>
          <mn>8</mn>
          <mi>x</mi>
          <mn>7</mn>
          <mi>x</mi>
          <mn>9</mn>
        </mrow>
      </mfrac>
      <mo stretchy="false">=</mo>
      <mfrac>
        <mn>104</mn>
        <mn>504</mn>
      </mfrac>
      <mo stretchy="false">=</mo>
      <mfrac>
        <mn>13</mn>
        <mn>63</mn>
      </mfrac>
    </mrow>
    <annotation encoding="StarMath 5.0">{(4 x 3 x 2) + (5 x 4 x 4)} over { 8 x 7 x 9} = {104} over {504}  = {13} over {63} </annotation>
  </semantics>
</math>
</file>

<file path=Object 2/content.xml><?xml version="1.0" encoding="utf-8"?>
<math xmlns="http://www.w3.org/1998/Math/MathML" display="block">
  <semantics>
    <mrow>
      <mfrac>
        <mn>13</mn>
        <mn>52</mn>
      </mfrac>
      <mi>x</mi>
      <mrow>
        <mfrac>
          <mn>13</mn>
          <mn>52</mn>
        </mfrac>
        <mo stretchy="false">=</mo>
        <mfrac>
          <mn>169</mn>
          <mn>2704</mn>
        </mfrac>
        <mo stretchy="false">=</mo>
        <mfrac>
          <mn>1</mn>
          <mn>16</mn>
        </mfrac>
      </mrow>
    </mrow>
    <annotation encoding="StarMath 5.0">{13} over {52} x {13} over {52} = {169} over {2704} = {1} over {16}</annotation>
  </semantics>
</math>
</file>